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8000000CAE14234AF.png"/>
  <manifest:file-entry manifest:media-type="image/jpeg" manifest:full-path="Pictures/10000000000000BE000000FDA4CBCBC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language-asian="ja" style:country-asian="JP" style:font-size-complex="13pt"/>
    </style:style>
    <style:style style:name="P3" style:family="paragraph" style:parent-style-name="Standard" style:list-style-name="L1">
      <style:text-properties fo:font-size="13pt" style:font-size-asian="13pt" style:font-size-complex="13pt"/>
    </style:style>
    <style:style style:name="P4" style:family="paragraph" style:parent-style-name="Standard" style:list-style-name="L1">
      <style:text-properties fo:font-size="13pt" style:font-size-asian="13pt" style:language-asian="ja" style:country-asian="JP" style:font-size-complex="13pt"/>
    </style:style>
    <style:style style:name="P5" style:family="paragraph" style:parent-style-name="Standard" style:list-style-name="L2">
      <style:text-properties fo:font-size="13pt" style:font-size-asian="13pt" style:language-asian="ja" style:country-asian="JP" style:font-size-complex="13pt"/>
    </style:style>
    <style:style style:name="P6" style:family="paragraph" style:parent-style-name="Standard">
      <style:text-properties style:font-name="Arial" fo:font-size="13pt" style:font-name-asian="Arial" style:font-size-asian="13pt" style:font-size-complex="13pt"/>
    </style:style>
    <style:style style:name="P7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8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10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color="#ff0000" fo:font-size="16pt" fo:background-color="#ff9999" style:font-size-asian="16pt" style:font-size-complex="1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5" style:family="text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--------------------------------------------------------------------------------------------------------</text:span> </text:p>
      <text:p text:style-name="P11">myself] res free# JVEMV6 46#6.5_4 / 46. art / 6. va / 5. free painting / 20191026_173412</text:p>
      <text:p text:style-name="P6"/>
      <text:list xml:id="list1711206020427492433" text:style-name="L3">
        <text:list-item>
          <text:p text:style-name="P7"><text:span text:style-name="T2">#_ </text:span>WORK-1 : review prev works</text:p>
          <text:list>
            <text:list-item>
              <text:p text:style-name="P7">2019-10-23_00-24-38_000.jpg // C:\WORKS_2\WS\WS_Others.Art\JVEMV6\46_art\6_visual-arts\5_free-painting\3_</text:p>
            </text:list-item>
            <text:list-item>
              <text:p text:style-name="P7">steps</text:p>
              <text:list>
                <text:list-item>
                  <text:p text:style-name="P7">DUP : L-1</text:p>
                </text:list-item>
                <text:list-item>
                  <text:p text:style-name="P9">色 &gt; カラーバランス</text:p>
                  <text:list>
                    <text:list-item>
                      <text:p text:style-name="P9">赤　=&gt;　-100</text:p>
                    </text:list-item>
                    <text:list-item>
                      <text:p text:style-name="P7">DUP : L-1 → L-1.1</text:p>
                    </text:list-item>
                    <text:list-item>
                      <text:p text:style-name="P7">DUP : L-1.1 → L-1.2</text:p>
                    </text:list-item>
                  </text:list>
                </text:list-item>
                <text:list-item>
                  <text:p text:style-name="P9">フィルター &gt; 変形 &gt; エンボス</text:p>
                  <text:list>
                    <text:list-item>
                      <text:p text:style-name="P9">方向<text:tab/><text:tab/>30</text:p>
                    </text:list-item>
                    <text:list-item>
                      <text:p text:style-name="P9">持ち上げ<text:tab/>45</text:p>
                    </text:list-item>
                    <text:list-item>
                      <text:p text:style-name="P9">深度<text:tab/><text:tab/>20</text:p>
                    </text:list-item>
                  </text:list>
                </text:list-item>
                <text:list-item>
                  <text:p text:style-name="P9">L-1.2</text:p>
                  <text:list>
                    <text:list-item>
                      <text:p text:style-name="P9">不透明度　=&gt;　74.2</text:p>
                    </text:list-item>
                  </text:list>
                </text:list-item>
                <text:list-item>
                  <text:p text:style-name="P9"><text:span text:style-name="T3">EXPORT : </text:span><text:span text:style-name="T4">46#6.5_4.</text:span>(1).png</text:p>
                </text:list-item>
              </text:list>
            </text:list-item>
          </text:list>
        </text:list-item>
        <text:list-item>
          <text:p text:style-name="P9"><draw:frame draw:style-name="fr1" draw:name="グラフィックス3" text:anchor-type="paragraph" svg:x="4.369cm" svg:y="0.362cm" svg:width="2.681cm" svg:height="3.563cm" draw:z-index="0"><draw:image xlink:href="Pictures/1000020100000098000000CAE14234AF.png" xlink:type="simple" xlink:show="embed" xlink:actuate="onLoad"/></draw:frame>W-2</text:p>
          <text:list>
            <text:list-item>
              <text:p text:style-name="P9">PLAY-1 : color ==&gt; different</text:p>
              <text:list>
                <text:list-item>
                  <text:p text:style-name="P9">DUP : 2019-10-23_00-24-38_000.jpg</text:p>
                  <text:list>
                    <text:list-item>
                      <text:p text:style-name="P9">==&gt; L-2.0</text:p>
                    </text:list-item>
                  </text:list>
                </text:list-item>
                <text:list-item>
                  <text:p text:style-name="P9">色 &gt; カラーバランス</text:p>
                  <text:list>
                    <text:list-item>
                      <text:p text:style-name="P9">マゼンタ　=&gt;　-100</text:p>
                    </text:list-item>
                  </text:list>
                </text:list-item>
                <text:list-item>
                  <text:p text:style-name="P9">DUP : L-1.2 ---&gt; L-2.1</text:p>
                </text:list-item>
                <text:list-item>
                  <text:p text:style-name="P9">move : L-2.1 ---&gt; over L-2.0</text:p>
                </text:list-item>
                <text:list-item>
                  <text:p text:style-name="P9">EXPORT : <text:span text:style-name="T4">46#6.5_4.</text:span>(2).jpg</text:p>
                </text:list-item>
              </text:list>
            </text:list-item>
            <text:list-item>
              <text:p text:style-name="P9">PLAY-2 : overlap 2 image files</text:p>
              <text:list>
                <text:list-item>
                  <text:p text:style-name="P9">open <text:span text:style-name="T4">46#6.5_3.</text:span>(1).png as a layer</text:p>
                  <text:list>
                    <text:list-item>
                      <text:p text:style-name="P9">==&gt; L-3.0</text:p>
                    </text:list-item>
                  </text:list>
                </text:list-item>
                <text:list-item>
                  <text:p text:style-name="P9">透明度　=&gt;　50%</text:p>
                </text:list-item>
                <text:list-item>
                  <text:p text:style-name="P9">EXPORT : <text:span text:style-name="T4">46#6.5_4.</text:span>(3).jpg</text:p>
                </text:list-item>
              </text:list>
            </text:list-item>
            <text:list-item>
              <text:p text:style-name="P9">PLAY-3 : L-3.0 ==&gt; move translationally</text:p>
              <text:list>
                <text:list-item>
                  <text:p text:style-name="P9">DUP : L-3.0 ---&gt; L-4.0</text:p>
                </text:list-item>
                <text:list-item>
                  <text:p text:style-name="P9">L-3.0 ==&gt; invisible</text:p>
                </text:list-item>
                <text:list-item>
                  <text:p text:style-name="P9">move : -50, 36</text:p>
                </text:list-item>
                <text:list-item>
                  <text:p text:style-name="P9">EXPORT : <text:span text:style-name="T4">46#6.5_4.</text:span>(4).jpg</text:p>
                  <text:list>
                    <text:list-item>
                      <text:p text:style-name="P9"><draw:frame draw:style-name="fr1" draw:name="グラフィックス4" text:anchor-type="paragraph" svg:x="3.919cm" svg:y="0.385cm" svg:width="3.485cm" svg:height="4.641cm" draw:z-index="1"><draw:image xlink:href="Pictures/10000000000000BE000000FDA4CBCBC2.jp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1448184872273912205" text:style-name="L5">
        <text:list-item>
          <text:p text:style-name="P8">ANY</text:p>
        </text:list-item>
        <text:list-item>
          <text:p text:style-name="P8">maybe, oth<text:span text:style-name="T5">er filtering</text:span></text:p>
        </text:list-item>
        <text:list-item>
          <text:p text:style-name="P8"><text:span text:style-name="T5">or, overlapping, no エンボス layer</text:span></text:p>
        </text:list-item>
      </text:list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6T18:15:22.51</dc:date>
    <dc:creator>iwabuchi ken</dc:creator>
    <meta:editing-duration>PT31M32S</meta:editing-duration>
    <meta:editing-cycles>8</meta:editing-cycles>
    <meta:generator>OpenOffice/4.1.3$Win32 OpenOffice.org_project/413m1$Build-9783</meta:generator>
    <meta:document-statistic meta:table-count="0" meta:image-count="2" meta:object-count="0" meta:page-count="2" meta:paragraph-count="41" meta:word-count="225" meta:character-count="1059"/>
  </office:meta>
</office:document-meta>
</file>